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7cd" officeooo:paragraph-rsid="000347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target*</text:p>
      <text:p text:style-name="P1">*.jar</text:p>
      <text:p text:style-name="P1">*.war</text:p>
      <text:p text:style-name="P1">*.ear</text:p>
      <text:p text:style-name="P1">*.class</text:p>
      <text:p text:style-name="P1"/>
      <text:p text:style-name="P1"># eclipse specific git ignore</text:p>
      <text:p text:style-name="P1">*.pydevproject</text:p>
      <text:p text:style-name="P1">.project</text:p>
      <text:p text:style-name="P1">.metadata</text:p>
      <text:p text:style-name="P1">bin/**</text:p>
      <text:p text:style-name="P1">tmp/**</text:p>
      <text:p text:style-name="P1">tmp/**/*</text:p>
      <text:p text:style-name="P1">*.tmp</text:p>
      <text:p text:style-name="P1">*.bak</text:p>
      <text:p text:style-name="P1">*.swp</text:p>
      <text:p text:style-name="P1">*~.nib</text:p>
      <text:p text:style-name="P1">local.properties</text:p>
      <text:p text:style-name="P1">.classpath</text:p>
      <text:p text:style-name="P1">.settings/</text:p>
      <text:p text:style-name="P1">.loadpath</text:p>
      <text:p text:style-name="P1"/>
      <text:p text:style-name="P1"># External tool builders</text:p>
      <text:p text:style-name="P1">.externalToolBuilders/</text:p>
      <text:p text:style-name="P1"/>
      <text:p text:style-name="P1"># Locally stored "Eclipse launch configurations"</text:p>
      <text:p text:style-name="P1">*.lau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7:19:10.940779029</meta:creation-date>
    <dc:date>2017-07-25T17:21:27.955277819</dc:date>
    <meta:editing-duration>PT2M17S</meta:editing-duration>
    <meta:editing-cycles>1</meta:editing-cycles>
    <meta:document-statistic meta:table-count="0" meta:image-count="0" meta:object-count="0" meta:page-count="1" meta:paragraph-count="24" meta:word-count="36" meta:character-count="278" meta:non-whitespace-character-count="266"/>
    <meta:generator>LibreOffice/5.1.6.2$Linux_X86_64 LibreOffice_project/10m0$Build-2</meta:generator>
  </office:meta>
</office:document-meta>
</file>